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5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3cm" svg:x="2cm" svg:y="3.5cm">
          <text:p text:style-name="P1">Estad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3.5cm">
          <text:p text:style-name="P1">Problem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2.5cm" svg:y="3.5cm">
          <text:p text:style-name="P1">Regl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8.5cm">
          <text:p text:style-name="P1">Moto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5cm" svg:y1="5cm" svg:x2="5cm" svg:y2="5cm">
          <text:p/>
        </draw:line>
        <draw:line draw:style-name="gr2" draw:text-style-name="P1" draw:layer="layout" svg:x1="10.5cm" svg:y1="5cm" svg:x2="12.5cm" svg:y2="5cm">
          <text:p/>
        </draw:line>
        <draw:line draw:style-name="gr2" draw:text-style-name="P1" draw:layer="layout" svg:x1="9cm" svg:y1="8.5cm" svg:x2="9cm" svg:y2="6.5cm">
          <text:p/>
        </draw:line>
        <draw:polyline draw:style-name="gr3" draw:text-style-name="P1" draw:layer="layout" svg:width="10.589cm" svg:height="3.529cm" draw:transform="rotate (2.94419591518868) translate (13.0961490866113cm 5.51924219209485cm)" svg:viewBox="0 0 10590 3530" draw:points="0,-3628 294,-2157 10590,-4216 10296,-5687">
          <text:p/>
        </draw:polyline>
        <draw:line draw:style-name="gr2" draw:text-style-name="P1" draw:layer="layout" svg:x1="14cm" svg:y1="9cm" svg:x2="17cm" svg:y2="9cm">
          <text:p/>
        </draw:line>
        <draw:line draw:style-name="gr3" draw:text-style-name="P1" draw:layer="layout" svg:x1="14cm" svg:y1="10cm" svg:x2="17cm" svg:y2="10cm">
          <text:p/>
        </draw:line>
        <draw:frame draw:style-name="gr4" draw:text-style-name="P2" draw:layer="layout" svg:width="3cm" svg:height="0.806cm" svg:x="13.757cm" svg:y="8.34cm">
          <draw:text-box>
            <text:p text:style-name="P2"><text:span text:style-name="T1">tiene</text:span></text:p>
          </draw:text-box>
        </draw:frame>
        <draw:frame draw:style-name="gr4" draw:text-style-name="P2" draw:layer="layout" svg:width="3cm" svg:height="0.806cm" svg:x="13.757cm" svg:y="9.364cm">
          <draw:text-box>
            <text:p text:style-name="P2"><text:span text:style-name="T1">us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a Fiori</meta:initial-creator>
    <meta:creation-date>2011-12-08T12:51:48</meta:creation-date>
    <dc:date>2011-12-08T13:26:00</dc:date>
    <dc:creator>Carla Fiori</dc:creator>
    <meta:editing-duration>PT00H19M01S</meta:editing-duration>
    <meta:editing-cycles>1</meta:editing-cycles>
    <meta:document-statistic meta:object-count="12"/>
    <meta:generator>OpenOffice.org/3.2$Linux OpenOffice.org_project/320m12$Build-9483</meta:generator>
  </office:meta>
</office:document-meta>
</file>